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4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5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9bf6" style:font-weight-asian="bold" style:font-weight-complex="bold"/>
    </style:style>
    <style:style style:name="T3" style:family="text">
      <style:text-properties fo:font-weight="normal" officeooo:rsid="001c6be2" style:font-weight-asian="normal" style:font-weight-complex="normal"/>
    </style:style>
    <style:style style:name="T4" style:family="text">
      <style:text-properties fo:font-weight="normal" officeooo:rsid="001cdad7" style:font-weight-asian="normal" style:font-weight-complex="normal"/>
    </style:style>
    <style:style style:name="T5" style:family="text">
      <style:text-properties fo:font-weight="normal" officeooo:rsid="001094ec" style:font-weight-asian="normal" style:font-weight-complex="normal"/>
    </style:style>
    <style:style style:name="T6" style:family="text">
      <style:text-properties fo:font-weight="normal" officeooo:rsid="001e9bf6" style:font-weight-asian="normal" style:font-weight-complex="normal"/>
    </style:style>
    <style:style style:name="T7" style:family="text">
      <style:text-properties officeooo:rsid="001a78ee"/>
    </style:style>
    <style:style style:name="T8" style:family="text">
      <style:text-properties officeooo:rsid="001c6be2"/>
    </style:style>
    <style:style style:name="T9" style:family="text">
      <style:text-properties officeooo:rsid="001e9b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Ejercicio 1: </text:span><text:span text:style-name="T4">Perfecto. </text:span><text:span text:style-name="T6">Aunque estaba preparada para que la hiciérais como ecuación homogénea, también se puede hacer como ecuación de Bernouilli</text:span><text:span text:style-name="T3"> (10/10).</text:span></text:p>
      <text:p text:style-name="P6"/>
      <text:p text:style-name="P2"><text:span text:style-name="T1">Ejercicio 2:</text:span> <text:span text:style-name="T8">Perfecto</text:span> (<text:span text:style-name="T8">10</text:span>/10).</text:p>
      <text:p text:style-name="P6"/>
      <text:p text:style-name="P3"><text:span text:style-name="T1">Ejercicio 3:</text:span> <text:span text:style-name="T9">Procedimiento correto. Te has equivocado integrando exp(24x)</text:span> (<text:span text:style-name="T9">8</text:span>/10).</text:p>
      <text:p text:style-name="P3"/>
      <text:p text:style-name="P3"><text:span text:style-name="T1">Ejercicio 4:</text:span> <text:span text:style-name="T9">La solución particular debe contener un término adicional constante</text:span> (<text:span text:style-name="T9">6</text:span>/10).</text:p>
      <text:p text:style-name="P7"/>
      <text:p text:style-name="P5"><text:span text:style-name="T1">Ejercicio 5:</text:span> <text:span text:style-name="T9">No calculas la constante de integración (8/10).</text:span></text:p>
      <text:p text:style-name="P7"/>
      <text:p text:style-name="P5"><text:span text:style-name="T1">Ejercicio 6: </text:span><text:span text:style-name="T3">Perfecto</text:span><text:span text:style-name="T5"> (</text:span><text:span text:style-name="T3">10</text:span><text:span text:style-name="T5">/10).</text:span></text:p>
      <text:p text:style-name="P7"/>
      <text:p text:style-name="P5"><text:span text:style-name="T1">Ejercicio 7:</text:span> <text:span text:style-name="T8">Perfecto (10/10).</text:span></text:p>
      <text:p text:style-name="P7"/>
      <text:p text:style-name="P5"><text:span text:style-name="T1">Ejercicio 8:</text:span> <text:span text:style-name="T7">Perfecto (10/10). </text:span></text:p>
      <text:p text:style-name="P7"/>
      <text:p text:style-name="P5"><text:span text:style-name="T1">Ejercicio 9:</text:span> <text:span text:style-name="T8">Perfecto (10/10).</text:span></text:p>
      <text:p text:style-name="P7"/>
      <text:p text:style-name="P4"><text:span text:style-name="T1">Nota: </text:span><text:bookmark-start text:name="__DdeLink__467_3383645946"/><text:span text:style-name="T6">(10+10+8+6+8+10+10+10+10)/9</text:span><text:bookmark-end text:name="__DdeLink__467_3383645946"/><text:span text:style-name="T6">=9.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9T11:30:03.280163277</dc:date>
    <meta:editing-duration>PT1H31M53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75" meta:character-count="570" meta:non-whitespace-character-count="504"/>
  </office:meta>
</office:document-meta>
</file>